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28593" officeooo:paragraph-rsid="0002859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 Science Final Presentation and report</text:p>
      <text:p text:style-name="P1"/>
      <text:p text:style-name="P1">1. <text:s/>Discuss origin and structure of data. <text:s/>What is missing? <text:s/>Why was it collected? <text:s/>How was it collected? What makes it interesting (Think in terms of the dimensions of big data: velocity, volume, variety) (may be joint)</text:p>
      <text:p text:style-name="P1"/>
      <text:p text:style-name="P1"/>
      <text:p text:style-name="P1"/>
      <text:p text:style-name="P1">2. <text:s/>What were obstacles you faced while analysing the data? How did you deal with data that you would have wanted but was not available? (may be joint)</text:p>
      <text:p text:style-name="P1"/>
      <text:p text:style-name="P1"/>
      <text:p text:style-name="P1"/>
      <text:p text:style-name="P1"/>
      <text:p text:style-name="P1">3. <text:s/>Discuss problem being studied. <text:s/>What makes it interesting? difficult? What decision will be made by the recipients (hypothetical) of this report?</text:p>
      <text:p text:style-name="P1"/>
      <text:p text:style-name="P1"/>
      <text:p text:style-name="P1"/>
      <text:p text:style-name="P1"/>
      <text:p text:style-name="P1"/>
      <text:p text:style-name="P1">4. <text:s/>Hypothesis. <text:s/>What is the believed real world relationship between the predictors and outcome (or the counterparts as applicable to your project)</text:p>
      <text:p text:style-name="P1"/>
      <text:p text:style-name="P1"/>
      <text:p text:style-name="P1"/>
      <text:p text:style-name="P1"/>
      <text:p text:style-name="P1">5. <text:s/>Analysis - Methodology. How it relates predictors to outcomes</text:p>
      <text:p text:style-name="P1"/>
      <text:p text:style-name="P1"/>
      <text:p text:style-name="P1"/>
      <text:p text:style-name="P1"/>
      <text:p text:style-name="P1">6. <text:s/>Conclusions - Note: It is not necessary for there to be a 'successful' application of data mining methods that 'solves' the problem. But you should explain how the methodology you applied failed. (i.e. it may imply that the relationship hypothesized does not exist, although if you say this, you should probably have tried either additional methodologies or an additional hypothesis before reaching this conclus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1T08:53:21.957358421</meta:creation-date>
    <dc:date>2014-04-21T09:14:52.608138748</dc:date>
    <meta:editing-duration>PT6M19S</meta:editing-duration>
    <meta:editing-cycles>1</meta:editing-cycles>
    <meta:document-statistic meta:table-count="0" meta:image-count="0" meta:object-count="0" meta:page-count="1" meta:paragraph-count="7" meta:word-count="190" meta:character-count="1194" meta:non-whitespace-character-count="1000"/>
    <meta:generator>LibreOffice/4.2.3.3$Linux_X86_64 LibreOffice_project/420m0$Build-3</meta:generator>
  </office:meta>
</office:document-meta>
</file>